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ull1" table:style-name="ta1">
        <table:shapes>
          <draw:frame draw:z-index="0" draw:style-name="gr1" draw:text-style-name="P1" svg:width="118.84mm" svg:height="66.28mm" svg:x="124.11mm" svg:y="14.87mm">
            <draw:object draw:notify-on-update-of-ranges="Full1.D3:Full1.D22 Full1.E3:Full1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333" calcext:value-type="float">
            <text:p>333</text:p>
          </table:table-cell>
          <table:table-cell table:formula="of:=[.B3]+[.C3]" office:value-type="float" office:value="2933" calcext:value-type="float">
            <text:p>2933</text:p>
          </table:table-cell>
          <table:table-cell table:formula="of:=RANDBETWEEN(500;3500)" office:value-type="float" office:value="3182" calcext:value-type="float">
            <text:p>318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483" calcext:value-type="float">
            <text:p>483</text:p>
          </table:table-cell>
          <table:table-cell table:formula="of:=[.B4]+[.C4]" office:value-type="float" office:value="3083" calcext:value-type="float">
            <text:p>3083</text:p>
          </table:table-cell>
          <table:table-cell table:formula="of:=RANDBETWEEN(500;3500)" office:value-type="float" office:value="2399" calcext:value-type="float">
            <text:p>2399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22" calcext:value-type="float">
            <text:p>22</text:p>
          </table:table-cell>
          <table:table-cell table:formula="of:=[.B5]+[.C5]" office:value-type="float" office:value="2622" calcext:value-type="float">
            <text:p>2622</text:p>
          </table:table-cell>
          <table:table-cell table:formula="of:=RANDBETWEEN(500;3500)" office:value-type="float" office:value="2067" calcext:value-type="float">
            <text:p>2067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200" calcext:value-type="float">
            <text:p>200</text:p>
          </table:table-cell>
          <table:table-cell table:formula="of:=[.B6]+[.C6]" office:value-type="float" office:value="2800" calcext:value-type="float">
            <text:p>2800</text:p>
          </table:table-cell>
          <table:table-cell table:formula="of:=RANDBETWEEN(500;3500)" office:value-type="float" office:value="1712" calcext:value-type="float">
            <text:p>171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232" calcext:value-type="float">
            <text:p>232</text:p>
          </table:table-cell>
          <table:table-cell table:formula="of:=[.B7]+[.C7]" office:value-type="float" office:value="2832" calcext:value-type="float">
            <text:p>2832</text:p>
          </table:table-cell>
          <table:table-cell table:formula="of:=RANDBETWEEN(500;3500)" office:value-type="float" office:value="3218" calcext:value-type="float">
            <text:p>3218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479" calcext:value-type="float">
            <text:p>479</text:p>
          </table:table-cell>
          <table:table-cell table:formula="of:=[.B8]+[.C8]" office:value-type="float" office:value="3079" calcext:value-type="float">
            <text:p>3079</text:p>
          </table:table-cell>
          <table:table-cell table:formula="of:=RANDBETWEEN(500;3500)" office:value-type="float" office:value="1652" calcext:value-type="float">
            <text:p>165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71" calcext:value-type="float">
            <text:p>-71</text:p>
          </table:table-cell>
          <table:table-cell table:formula="of:=[.B9]+[.C9]" office:value-type="float" office:value="2529" calcext:value-type="float">
            <text:p>2529</text:p>
          </table:table-cell>
          <table:table-cell table:formula="of:=RANDBETWEEN(500;3500)" office:value-type="float" office:value="3313" calcext:value-type="float">
            <text:p>3313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192" calcext:value-type="float">
            <text:p>-192</text:p>
          </table:table-cell>
          <table:table-cell table:formula="of:=[.B10]+[.C10]" office:value-type="float" office:value="2408" calcext:value-type="float">
            <text:p>2408</text:p>
          </table:table-cell>
          <table:table-cell table:formula="of:=RANDBETWEEN(500;3500)"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41" calcext:value-type="float">
            <text:p>41</text:p>
          </table:table-cell>
          <table:table-cell table:formula="of:=[.B11]+[.C11]" office:value-type="float" office:value="2641" calcext:value-type="float">
            <text:p>2641</text:p>
          </table:table-cell>
          <table:table-cell table:formula="of:=RANDBETWEEN(500;3500)" office:value-type="float" office:value="3092" calcext:value-type="float">
            <text:p>309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85" calcext:value-type="float">
            <text:p>-85</text:p>
          </table:table-cell>
          <table:table-cell table:formula="of:=[.B12]+[.C12]" office:value-type="float" office:value="2515" calcext:value-type="float">
            <text:p>2515</text:p>
          </table:table-cell>
          <table:table-cell table:formula="of:=RANDBETWEEN(500;3500)" office:value-type="float" office:value="2550" calcext:value-type="float">
            <text:p>2550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432" calcext:value-type="float">
            <text:p>432</text:p>
          </table:table-cell>
          <table:table-cell table:formula="of:=[.B13]+[.C13]" office:value-type="float" office:value="3032" calcext:value-type="float">
            <text:p>3032</text:p>
          </table:table-cell>
          <table:table-cell table:formula="of:=RANDBETWEEN(500;3500)"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154" calcext:value-type="float">
            <text:p>154</text:p>
          </table:table-cell>
          <table:table-cell table:formula="of:=[.B14]+[.C14]" office:value-type="float" office:value="2754" calcext:value-type="float">
            <text:p>2754</text:p>
          </table:table-cell>
          <table:table-cell table:formula="of:=RANDBETWEEN(500;3500)" office:value-type="float" office:value="2766" calcext:value-type="float">
            <text:p>2766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294" calcext:value-type="float">
            <text:p>-294</text:p>
          </table:table-cell>
          <table:table-cell table:formula="of:=[.B15]+[.C15]" office:value-type="float" office:value="2306" calcext:value-type="float">
            <text:p>2306</text:p>
          </table:table-cell>
          <table:table-cell table:formula="of:=RANDBETWEEN(500;3500)" office:value-type="float" office:value="1515" calcext:value-type="float">
            <text:p>1515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246" calcext:value-type="float">
            <text:p>-246</text:p>
          </table:table-cell>
          <table:table-cell table:formula="of:=[.B16]+[.C16]" office:value-type="float" office:value="2354" calcext:value-type="float">
            <text:p>2354</text:p>
          </table:table-cell>
          <table:table-cell table:formula="of:=RANDBETWEEN(500;3500)"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127" calcext:value-type="float">
            <text:p>-127</text:p>
          </table:table-cell>
          <table:table-cell table:formula="of:=[.B17]+[.C17]" office:value-type="float" office:value="2473" calcext:value-type="float">
            <text:p>2473</text:p>
          </table:table-cell>
          <table:table-cell table:formula="of:=RANDBETWEEN(500;3500)" office:value-type="float" office:value="2875" calcext:value-type="float">
            <text:p>2875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127" calcext:value-type="float">
            <text:p>-127</text:p>
          </table:table-cell>
          <table:table-cell table:formula="of:=[.B18]+[.C18]" office:value-type="float" office:value="2473" calcext:value-type="float">
            <text:p>2473</text:p>
          </table:table-cell>
          <table:table-cell table:formula="of:=RANDBETWEEN(500;3500)" office:value-type="float" office:value="2147" calcext:value-type="float">
            <text:p>2147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326" calcext:value-type="float">
            <text:p>-326</text:p>
          </table:table-cell>
          <table:table-cell table:formula="of:=[.B19]+[.C19]" office:value-type="float" office:value="2274" calcext:value-type="float">
            <text:p>2274</text:p>
          </table:table-cell>
          <table:table-cell table:formula="of:=RANDBETWEEN(500;3500)" office:value-type="float" office:value="3369" calcext:value-type="float">
            <text:p>3369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147" calcext:value-type="float">
            <text:p>147</text:p>
          </table:table-cell>
          <table:table-cell table:formula="of:=[.B20]+[.C20]" office:value-type="float" office:value="2747" calcext:value-type="float">
            <text:p>2747</text:p>
          </table:table-cell>
          <table:table-cell table:formula="of:=RANDBETWEEN(500;3500)" office:value-type="float" office:value="532" calcext:value-type="float">
            <text:p>53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346" calcext:value-type="float">
            <text:p>-346</text:p>
          </table:table-cell>
          <table:table-cell table:formula="of:=[.B21]+[.C21]" office:value-type="float" office:value="2254" calcext:value-type="float">
            <text:p>2254</text:p>
          </table:table-cell>
          <table:table-cell table:formula="of:=RANDBETWEEN(500;3500)" office:value-type="float" office:value="3171" calcext:value-type="float">
            <text:p>317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500;500)" office:value-type="float" office:value="-118" calcext:value-type="float">
            <text:p>-118</text:p>
          </table:table-cell>
          <table:table-cell table:formula="of:=[.B22]+[.C22]" office:value-type="float" office:value="2482" calcext:value-type="float">
            <text:p>2482</text:p>
          </table:table-cell>
          <table:table-cell table:formula="of:=RANDBETWEEN(500;3500)" office:value-type="float" office:value="985" calcext:value-type="float">
            <text:p>985</text:p>
          </table:table-cell>
        </table:table-row>
      </table:table>
      <table:table table:name="Full2" table:style-name="ta1">
        <table:table-column table:style-name="co1" table:number-columns-repeated="2" table:default-cell-style-name="Default"/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985" calcext:value-type="float">
            <text:p>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3:02:52.712855475</meta:creation-date>
    <dc:date>2015-11-30T13:37:46.636815768</dc:date>
    <meta:editing-duration>PT19M40S</meta:editing-duration>
    <meta:editing-cycles>3</meta:editing-cycles>
    <meta:generator>LibreOffice/4.4.6.3$Linux_X86_64 LibreOffice_project/40m0$Build-3</meta:generator>
    <meta:document-statistic meta:table-count="2" meta:cell-count="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interval-major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85cm" svg:height="6.629cm" xlink:href=".." xlink:type="simple" chart:class="chart:scatter" chart:style-name="ch1">
        <chart:legend chart:legend-position="end" svg:x="9.437cm" svg:y="3.015cm" style:legend-expansion="high" chart:style-name="ch2"/>
        <chart:plot-area chart:style-name="ch3" table:cell-range-address="Full1.D3:Full1.E22" svg:x="0.237cm" svg:y="0.132cm" svg:width="8.963cm" svg:height="6.365cm">
          <chartooo:coordinate-region svg:x="1.229cm" svg:y="0.331cm" svg:width="7.599cm" svg:height="5.5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ull1.E3:Full1.E22" chart:class="chart:scatter">
            <chart:domain table:cell-range-address="Full1.D3:Full1.D22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98">
                <text:p>2198</text:p>
                <draw:g>
                  <svg:desc>Full1.D3:Full1.D22</svg:desc>
                </draw:g>
              </table:table-cell>
              <table:table-cell office:value-type="float" office:value="983">
                <text:p>983</text:p>
                <draw:g>
                  <svg:desc>Full1.E3:Full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88">
                <text:p>248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8">
                <text:p>2438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4">
                <text:p>2604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0">
                <text:p>210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85">
                <text:p>258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9">
                <text:p>234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9">
                <text:p>2999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7">
                <text:p>2257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54">
                <text:p>215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9">
                <text:p>299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27">
                <text:p>232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13">
                <text:p>2713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4">
                <text:p>2804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50">
                <text:p>245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38">
                <text:p>3038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15">
                <text:p>2715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5">
                <text:p>2705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23">
                <text:p>2923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